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000000055B4721C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Kristen ITC" svg:font-family="'Kristen ITC'" style:font-adornments="Corsivo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T1" style:family="text">
      <style:text-properties fo:color="#ff0000" loext:opacity="100%" style:font-name="Kristen ITC" fo:font-size="32pt" fo:font-style="normal" fo:font-weight="bold" fo:background-color="transparent" style:font-relief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5.642cm" svg:height="2.997cm" svg:x="6.609cm" svg:y="9.869cm">
          <draw:image xlink:href="Pictures/10000001000000A000000055B4721CAA.png" xlink:type="simple" xlink:show="embed" xlink:actuate="onLoad" draw:mime-type="image/png">
            <text:p text:style-name="P1"><text:span text:style-name="T1">EXIT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Kristen ITC" svg:font-family="'Kristen ITC'" style:font-adornments="Corsivo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14T22:13:57.347000000</dc:date>
    <meta:editing-duration>PT5S</meta:editing-duration>
    <meta:editing-cycles>1</meta:editing-cycles>
    <meta:document-statistic meta:object-count="1"/>
    <meta:generator>LibreOffice/24.2.3.2$Windows_X86_64 LibreOffice_project/433d9c2ded56988e8a90e6b2e771ee4e6a5ab2ba</meta:generator>
  </office:meta>
</office:document-meta>
</file>